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OperationInInterceptor.getBindingOperationInfo( BindingInfo service ,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OperationInInterceptor.handleMessage( NMR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MROperationInInterceptor.NMROperation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